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249cm" fo:margin-left="-0.191cm" table:align="left" style:writing-mode="lr-tb"/>
    </style:style>
    <style:style style:name="Tabela1.A" style:family="table-column">
      <style:table-column-properties style:column-width="4.06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language="en" fo:country="US"/>
    </style:style>
    <style:style style:name="P3" style:family="paragraph" style:parent-style-name="Standard">
      <style:text-properties fo:language="none" fo:country="none" style:language-asian="none" style:country-asian="none"/>
    </style:style>
    <style:style style:name="P4" style:family="paragraph" style:parent-style-name="Standard">
      <style:paragraph-properties fo:break-before="pag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solid" draw:fill-color="#ffffff"/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style:use-window-font-color="true" loext:opacity="0%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.002cm" fo:border="none" draw:visible-area-left="0cm" draw:visible-area-top="0cm" draw:visible-area-width="16.274cm" draw:visible-area-height="4.763cm" draw:ole-draw-aspect="1"/>
    </style:style>
    <style:style style:name="Sect1" style:family="section">
      <style:section-properties style:writing-mode="lr-tb" style:editable="false">
        <style:columns fo:column-count="3" fo:column-gap="1.249cm">
          <style:column-sep style:width="0.002cm" style:color="#000000" style:height="100%" style:style="none"/>
          <style:column style:rel-width="21845*" fo:start-indent="0cm" fo:end-indent="0.624cm"/>
          <style:column style:rel-width="21845*" fo:start-indent="0.624cm" fo:end-indent="0.624cm"/>
          <style:column style:rel-width="21845*" fo:start-indent="0.6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title>Word sample file</text:title></text:h>
      <text:h text:style-name="Heading_20_2" text:outline-level="2">First Page</text:h>
      <text:p text:style-name="P1"/>
      <text:p text:style-name="Standard"><text:span text:style-name="T1">This file was created to test office-rs support for </text:span><text:span text:style-name="T2">office</text:span><text:span text:style-name="T1"> files.<text:line-break/>This document contains hard </text:span><text:span text:style-name="T2">line</text:span><text:span text:style-name="T1"> breaks<text:line-break/>and </text:span><text:span text:style-name="T2">soft</text:span><text:span text:style-name="T1"> line breaks.</text:span></text:p>
      <text:p text:style-name="P1"/>
      <table:table table:name="Tabela1" table:style-name="Tabela1">
        <table:table-column table:style-name="Tabela1.A" table:number-columns-repeated="4"/>
        <table:table-row table:style-name="Tabela1.1">
          <table:table-cell table:style-name="Tabela1.A1" office:value-type="string">
            <text:p text:style-name="P1">Some</text:p>
          </table:table-cell>
          <table:table-cell table:style-name="Tabela1.A1" office:value-type="string">
            <text:p text:style-name="P1">data</text:p>
          </table:table-cell>
          <table:table-cell table:style-name="Tabela1.A1" office:value-type="string">
            <text:p text:style-name="P1">is</text:p>
          </table:table-cell>
          <table:table-cell table:style-name="Tabela1.A1" office:value-type="string">
            <text:p text:style-name="P1">Stored</text:p>
          </table:table-cell>
        </table:table-row>
        <table:table-row table:style-name="Tabela1.1">
          <table:table-cell table:style-name="Tabela1.A1" office:value-type="string">
            <text:p text:style-name="P1">inside</text:p>
          </table:table-cell>
          <table:table-cell table:style-name="Tabela1.A1" office:value-type="string">
            <text:p text:style-name="Standard"><text:span text:style-name="T2">tables</text:span><text:span text:style-name="T1">.</text:span></text:p>
          </table:table-cell>
          <table:table-cell table:style-name="Tabela1.A1" office:value-type="string">
            <text:p text:style-name="P1">Just<text:span text:style-name="T1"/></text:p>
          </table:table-cell>
          <table:table-cell table:style-name="Tabela1.A1" office:value-type="string">
            <text:p text:style-name="P1">like<text:span text:style-name="T1"/></text:p>
          </table:table-cell>
        </table:table-row>
        <table:table-row table:style-name="Tabela1.1">
          <table:table-cell table:style-name="Tabela1.A1" office:value-type="string">
            <text:p text:style-name="P1">this<text:span text:style-name="T1"/></text:p>
          </table:table-cell>
          <table:table-cell table:style-name="Tabela1.A1" office:value-type="string">
            <text:p text:style-name="P1">sentence.<text:span text:style-name="T1"/>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</table:table-row>
      </table:table>
      <text:p text:style-name="P1"/>
      <text:section text:style-name="Sect1" text:name="Sekcja1">
        <text:p text:style-name="Standard"><text:span text:style-name="T1">Some </text:span><text:span text:style-name="T2">text</text:span><text:span text:style-name="T1"> spitted in three columns: Lorem ipsum </text:span><text:span text:style-name="T2">dolor</text:span><text:span text:style-name="T1"> sit amet, consectetur adipiscing elit, sed do eiusmod tempor incididunt ut labore et dolore magna aliqua. Ut enim ad minim veniam, quis nostrud exercitation </text:span><text:span text:style-name="T2">ullamco</text:span><text:span text:style-name="T1"> laboris nisi ut aliquip ex ea </text:span><text:span text:style-name="T2">commodo</text:span><text:span text:style-name="T1"> consequat. Duis aute irure dolor in reprehenderit in voluptate velit esse cillum dolore eu </text:span><text:span text:style-name="T2">fugiat</text:span><text:span text:style-name="T1"> nulla pariatur. Excepteur sint occaecat cupidatat non </text:span><text:span text:style-name="T2">proident</text:span><text:span text:style-name="T1">, sunt in culpa qui officia deserunt mollit anim id est laborum. </text:span></text:p>
      </text:section>
      <text:section text:style-name="Sect2" text:name="Sekcja2">
        <text:p text:style-name="P1">Some text after columns.</text:p>
        <text:p text:style-name="P3"><draw:g text:anchor-type="as-char" svg:y="0cm" draw:z-index="0" draw:style-name="gr1"><draw:rect draw:style-name="gr2" draw:text-style-name="P5" svg:width="15.874cm" svg:height="2.222cm" svg:x="0cm" svg:y="0cm"><text:p/></draw:rect><draw:frame draw:style-name="gr3" draw:text-style-name="P7" svg:width="10.159cm" svg:height="1.269cm" svg:x="0.314cm" svg:y="0.314cm"><draw:text-box><text:p text:style-name="P6"><text:span text:style-name="T3">Floating text field</text:span></text:p></draw:text-box></draw:frame></draw:g></text:p>
        <text:p text:style-name="P1"/>
        <text:p text:style-name="P1">dasdads<text:span text:style-name="T1"/></text:p>
        <text:p text:style-name="P4"><text:span text:style-name="Nagłówek_20_2_20_Znak">Second Page</text:span></text:p>
        <text:p text:style-name="Standard"><text:span text:style-name="Nagłówek_20_2_20_Znak"><text:span text:style-name="T1"/></text:span></text:p>
        <text:p text:style-name="Standard"><text:span text:style-name="T1">Second page contains few embedded objects and hyperlinks</text:span><text:span text:style-name="T1"/></text:p>
        <text:p text:style-name="Standard"><text:a xlink:type="simple" xlink:href="https://example.com/" text:style-name="Internet_20_link" text:visited-style-name="Visited_20_Internet_20_Link"><text:span text:style-name="Internet_20_link"><text:span text:style-name="T1">Example hyperlink</text:span></text:span></text:a><text:span text:style-name="T1"/></text:p>
        <text:p text:style-name="P1"><draw:frame draw:style-name="fr1" draw:name="Obiekt1" text:anchor-type="as-char" svg:width="16.274cm" svg:height="4.763cm" draw:z-index="1"><draw:object-ole xlink:href="./Object 2" xlink:type="simple" xlink:show="embed" xlink:actuate="onLoad"/><draw:image xlink:href="./ObjectReplacements/Object 2" xlink:type="simple" xlink:show="embed" xlink:actuate="onLoad"/></draw:fram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l" fo:country="PL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Nagłówek_20_2_20_Znak" style:display-name="Nagłówek 2 Znak" style:family="text" style:parent-style-name="Domyślna_20_czcionka_20_akapitu">
      <style:text-properties style:font-name="Arial" fo:font-family="Arial" style:font-family-generic="swiss" style:font-pitch="variable" fo:font-size="14pt" fo:language="pl" fo:country="PL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Internet_20_link" style:display-name="Internet link" style:family="text" style:parent-style-name="Domyślna_20_czcionka_20_akapitu">
      <style:text-properties fo:color="#0000ff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This is my header</text:p>
      </style:header>
      <style:footer>
        <text:p text:style-name="Footer">His is my foote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ord sample file</dc:title>
    <dc:subject>Subject of the document</dc:subject>
    <dc:description>This is my
multiline
comment</dc:description>
    <meta:initial-creator>test</meta:initial-creator>
    <meta:creation-date>2024-05-27T16:24:00</meta:creation-date>
    <dc:date>2024-05-29T16:42:36.253144597</dc:date>
    <meta:editing-cycles>2</meta:editing-cycles>
    <meta:editing-duration>PT29M57S</meta:editing-duration>
    <meta:generator>LibreOffice/7.4.7.2$Linux_X86_64 LibreOffice_project/40$Build-2</meta:generator>
    <meta:keyword>key words example</meta:keyword>
    <meta:document-statistic meta:table-count="1" meta:image-count="0" meta:object-count="1" meta:page-count="2" meta:paragraph-count="23" meta:word-count="136" meta:character-count="833" meta:non-whitespace-character-count="717"/>
    <meta:user-defined meta:name="Data udokumentowania" meta:value-type="date">2024-05-29T01:02:03</meta:user-defined>
    <meta:user-defined meta:name="Klient">Client name</meta:user-defined>
    <meta:user-defined meta:name="Some property">Some value</meta:user-defined>
  </office:meta>
</office:document-meta>
</file>